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5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3-short-text" table:style-name="ta1">
        <table:table-column table:style-name="co1" table:default-cell-style-name="Default"/>
        <table:table-row table:style-name="ro1">
          <table:table-cell office:value-type="string" calcext:value-type="string">
            <text:p>there are 135 societies in 56 countries . &lt;qnt&gt; the membership ( 48,934 ) is in the united states . canada also has a significant presence with 10,642 members .</text:p>
          </table:table-cell>
        </table:table-row>
        <table:table-row table:style-name="ro1">
          <table:table-cell office:value-type="string" calcext:value-type="string">
            <text:p>all the caveats removed . &lt;qnt&gt; the sources were reliable . much of the intelligence now withdrawn .</text:p>
          </table:table-cell>
        </table:table-row>
        <table:table-row table:style-name="ro1">
          <table:table-cell office:value-type="string" calcext:value-type="string">
            <text:p>click here for more details . &lt;qnt&gt; the pamphlets can be read on-line . simply click the pamphlet 's title .</text:p>
          </table:table-cell>
        </table:table-row>
        <table:table-row table:style-name="ro1">
          <table:table-cell office:value-type="string" calcext:value-type="string">
            <text:p>do i have to do the walks ? &lt;qnt&gt; the walking excursions on this trip are compulsory . are there many snakes/insects ?</text:p>
          </table:table-cell>
        </table:table-row>
        <table:table-row table:style-name="ro1">
          <table:table-cell office:value-type="string" calcext:value-type="string">
            <text:p>proletkult had petered out . &lt;qnt&gt; his friends remained active . many of them had been purged .</text:p>
          </table:table-cell>
        </table:table-row>
        <table:table-row table:style-name="ro1">
          <table:table-cell office:value-type="string" calcext:value-type="string">
            <text:p>3. the basic demographics of the energy industry . &lt;qnt&gt; his employees are over 45 . bp still needs engineers .</text:p>
          </table:table-cell>
        </table:table-row>
        <table:table-row table:style-name="ro1">
          <table:table-cell office:value-type="string" calcext:value-type="string">
            <text:p>pagoda temples . &lt;qnt&gt; the most prominent newari-style pagodas include : yaakov pearlman .</text:p>
          </table:table-cell>
        </table:table-row>
        <table:table-row table:style-name="ro1">
          <table:table-cell office:value-type="string" calcext:value-type="string">
            <text:p>list of gs1 member organizations . &lt;qnt&gt; the member organizations use the url format " www . gs1xx .</text:p>
          </table:table-cell>
        </table:table-row>
        <table:table-row table:style-name="ro1">
          <table:table-cell office:value-type="string" calcext:value-type="string">
            <text:p>it 's inserted itself as a very long complex chain . &lt;qnt&gt; its links are acceptable . it 's swallowed itself .</text:p>
          </table:table-cell>
        </table:table-row>
        <table:table-row table:style-name="ro1">
          <table:table-cell office:value-type="string" calcext:value-type="string">
            <text:p>most of them will be lost alas . &lt;qnt&gt; them have been reworked . but never fear , the new stuffs better anyway .</text:p>
          </table:table-cell>
        </table:table-row>
        <table:table-row table:style-name="ro1">
          <table:table-cell office:value-type="string" calcext:value-type="string">
            <text:p>down at trial bonus poker and as an actress . &lt;qnt&gt; these revolution in video poker . to play video anyone who wants only true poker .</text:p>
          </table:table-cell>
        </table:table-row>
        <table:table-row table:style-name="ro1">
          <table:table-cell office:value-type="string" calcext:value-type="string">
            <text:p>you are not alone . &lt;qnt&gt; us share them . do some of these describe what you are feeling ?</text:p>
          </table:table-cell>
        </table:table-row>
        <table:table-row table:style-name="ro1">
          <table:table-cell office:value-type="string" calcext:value-type="string">
            <text:p>locate these files and look carefully over them . &lt;qnt&gt; the user customizable variables are mentioned below . 3. how do i set the paper type ?</text:p>
          </table:table-cell>
        </table:table-row>
        <table:table-row table:style-name="ro1">
          <table:table-cell office:value-type="string" calcext:value-type="string">
            <text:p>sunset crater ? &lt;qnt&gt; the above ? none of the above ?</text:p>
          </table:table-cell>
        </table:table-row>
        <table:table-row table:style-name="ro1">
          <table:table-cell office:value-type="string" calcext:value-type="string">
            <text:p>they just get in the way . &lt;qnt&gt; them make us freer or more secure . they just stop us getting on with our lives .</text:p>
          </table:table-cell>
        </table:table-row>
        <table:table-row table:style-name="ro1">
          <table:table-cell office:value-type="string" calcext:value-type="string">
            <text:p>" 'exobasidium " ' is a genus of fungi . &lt;qnt&gt; the species in this genus are plant pathogens . sebago lake state park .</text:p>
          </table:table-cell>
        </table:table-row>
        <table:table-row table:style-name="ro1">
          <table:table-cell office:value-type="string" calcext:value-type="string">
            <text:p>it is the county seat of midland county . &lt;qnt&gt; the city 's area is incorporated from midland township . a small portion of the city is in bay county .</text:p>
          </table:table-cell>
        </table:table-row>
        <table:table-row table:style-name="ro1">
          <table:table-cell office:value-type="string" calcext:value-type="string">
            <text:p>he is shown as accompanied by animals . &lt;qnt&gt; his images depict him " urdhvareta " ( ithyphallic ) . exposure variable .</text:p>
          </table:table-cell>
        </table:table-row>
        <table:table-row table:style-name="ro1">
          <table:table-cell office:value-type="string" calcext:value-type="string">
            <text:p>" oh yes , you can . &lt;qnt&gt; that . here , carry these .</text:p>
          </table:table-cell>
        </table:table-row>
        <table:table-row table:style-name="ro1">
          <table:table-cell office:value-type="string" calcext:value-type="string">
            <text:p>many are gravel lots . &lt;qnt&gt; the newer lots are surfaced with permeable paving materials . parking lots have their own special type of engineering .</text:p>
          </table:table-cell>
        </table:table-row>
        <table:table-row table:style-name="ro1">
          <table:table-cell office:value-type="string" calcext:value-type="string">
            <text:p>major electricity supply outages - where and when ? &lt;qnt&gt; these are difficult issues , easy to be misread . there is one issue , however , where there is greater certainty .</text:p>
          </table:table-cell>
        </table:table-row>
        <table:table-row table:style-name="ro1">
          <table:table-cell office:value-type="string" calcext:value-type="string">
            <text:p>geography , geology and biology . &lt;qnt&gt; the pla 's territory is covered by forests . geologically , it is made of low-resistant sandstone layers .</text:p>
          </table:table-cell>
        </table:table-row>
        <table:table-row table:style-name="ro1">
          <table:table-cell office:value-type="string" calcext:value-type="string">
            <text:p>he wrote many works in sanskrit and tamil . &lt;qnt&gt; these are missing . his sanskrit plays had themes from ramayana , mahabharatha and " puranas " .</text:p>
          </table:table-cell>
        </table:table-row>
        <table:table-row table:style-name="ro1">
          <table:table-cell office:value-type="string" calcext:value-type="string">
            <text:p>they stretch people financially . &lt;qnt&gt; these people already have significant debts . soon it will become a big problem .</text:p>
          </table:table-cell>
        </table:table-row>
        <table:table-row table:style-name="ro1">
          <table:table-cell office:value-type="string" calcext:value-type="string">
            <text:p>farming occupied around 1,200 workers . &lt;qnt&gt; the farms were involved in livestock raising . there were no banks in 2007. health and education .</text:p>
          </table:table-cell>
        </table:table-row>
        <table:table-row table:style-name="ro1">
          <table:table-cell office:value-type="string" calcext:value-type="string">
            <text:p>vjs serve as mascot of mtv shows . &lt;qnt&gt; popular vjs are listed here - mlinci .</text:p>
          </table:table-cell>
        </table:table-row>
        <table:table-row table:style-name="ro1">
          <table:table-cell office:value-type="string" calcext:value-type="string">
            <text:p>the per capita income for the cdp was $14,759 . &lt;qnt&gt; the population or families were below the poverty line . facts .</text:p>
          </table:table-cell>
        </table:table-row>
        <table:table-row table:style-name="ro1">
          <table:table-cell office:value-type="string" calcext:value-type="string">
            <text:p>and you never got the award last year for it . &lt;qnt&gt; them got highly commended did n't they ? hannah and all that lot .</text:p>
          </table:table-cell>
        </table:table-row>
        <table:table-row table:style-name="ro1">
          <table:table-cell office:value-type="string" calcext:value-type="string">
            <text:p>the tram was a modified single coach ( earlier ) electric tram . &lt;qnt&gt; the original horse trams have been preserved . steam .</text:p>
          </table:table-cell>
        </table:table-row>
        <table:table-row table:style-name="ro1">
          <table:table-cell office:value-type="string" calcext:value-type="string">
            <text:p>then ! &lt;qnt&gt; them ! can i slap all of them ?</text:p>
          </table:table-cell>
        </table:table-row>
        <table:table-row table:style-name="ro1">
          <table:table-cell office:value-type="string" calcext:value-type="string">
            <text:p>thousands were rejected . &lt;qnt&gt; them were : theater round . the theater round is held in mumbai .</text:p>
          </table:table-cell>
        </table:table-row>
        <table:table-row table:style-name="ro1">
          <table:table-cell office:value-type="string" calcext:value-type="string">
            <text:p>the typing pool 's all on the same level . &lt;qnt&gt; these girls have any chance of promotion . most do n't stick around long enough .</text:p>
          </table:table-cell>
        </table:table-row>
        <table:table-row table:style-name="ro1">
          <table:table-cell office:value-type="string" calcext:value-type="string">
            <text:p>she became a male-gladiator . &lt;qnt&gt; this was planned by soril . they were invited to a party in the emperor palace .</text:p>
          </table:table-cell>
        </table:table-row>
        <table:table-row table:style-name="ro1">
          <table:table-cell office:value-type="string" calcext:value-type="string">
            <text:p>wyoming has 34 thirteeners , but no fourteeners . &lt;qnt&gt; them are located in the remote wind river range . the highest of them are : utah .</text:p>
          </table:table-cell>
        </table:table-row>
        <table:table-row table:style-name="ro1">
          <table:table-cell office:value-type="string" calcext:value-type="string">
            <text:p>fairy tales . &lt;qnt&gt; the tales included in these volumes : mártires de barbados stadium .</text:p>
          </table:table-cell>
        </table:table-row>
        <table:table-row table:style-name="ro1">
          <table:table-cell office:value-type="string" calcext:value-type="string">
            <text:p>the per capita income for the cdp was $19,372 . &lt;qnt&gt; the population or families were below the poverty line . burbank , washington .</text:p>
          </table:table-cell>
        </table:table-row>
        <table:table-row table:style-name="ro1">
          <table:table-cell office:value-type="string" calcext:value-type="string">
            <text:p>current enrollment is 141 students . &lt;qnt&gt; its graduates move on to four-year colleges . the school has one main building .</text:p>
          </table:table-cell>
        </table:table-row>
        <table:table-row table:style-name="ro1">
          <table:table-cell office:value-type="string" calcext:value-type="string">
            <text:p>the parties . &lt;qnt&gt; the french political parties are active in guadeloupe . in addition there are a number of regional parties :</text:p>
          </table:table-cell>
        </table:table-row>
        <table:table-row table:style-name="ro1">
          <table:table-cell office:value-type="string" calcext:value-type="string">
            <text:p>the people of thankamany speak the malayalam language . &lt;qnt&gt; the people are involved in agriculture . people generally interested in the plantation of spices .</text:p>
          </table:table-cell>
        </table:table-row>
        <table:table-row table:style-name="ro1">
          <table:table-cell office:value-type="string" calcext:value-type="string">
            <text:p>see also . &lt;qnt&gt; the notable massacres are , ottawa-kent conference .</text:p>
          </table:table-cell>
        </table:table-row>
        <table:table-row table:style-name="ro1">
          <table:table-cell office:value-type="string" calcext:value-type="string">
            <text:p>all of magnolia park is zoned to . &lt;qnt&gt; magnolia park is zoned to milby high school . a few pupils are zoned to austin high school .</text:p>
          </table:table-cell>
        </table:table-row>
        <table:table-row table:style-name="ro1">
          <table:table-cell office:value-type="string" calcext:value-type="string">
            <text:p>eight per cent of these are less than one mile . &lt;qnt&gt; these could be walked or cycled . walking is almost perfect exercise .</text:p>
          </table:table-cell>
        </table:table-row>
        <table:table-row table:style-name="ro1">
          <table:table-cell office:value-type="string" calcext:value-type="string">
            <text:p>end of story . &lt;qnt&gt; us are occasionally conned . fast-forward 14 years .</text:p>
          </table:table-cell>
        </table:table-row>
        <table:table-row table:style-name="ro1">
          <table:table-cell office:value-type="string" calcext:value-type="string">
            <text:p>selected tepuis . &lt;qnt&gt; the most notable of the 115 tepuis : tunisair .</text:p>
          </table:table-cell>
        </table:table-row>
        <table:table-row table:style-name="ro1">
          <table:table-cell office:value-type="string" calcext:value-type="string">
            <text:p>jobs have become much less secure . &lt;qnt&gt; all marriages end in divorce . we 're all living longer 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" meta:object-count="0"/>
    <meta:generator>LibreOffice/5.1.6.2$Linux_X86_64 LibreOffice_project/10m0$Build-2</meta:generator>
  </office:meta>
</office:document-meta>
</file>